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olygon.setCoordinates( double [ ] [ ] [ ] coordinat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lygon.getCoordina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lygon.Polyg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